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2.0201in" style:rel-column-width="2909*"/>
    </style:style>
    <style:style style:name="Table1.B" style:family="table-column">
      <style:table-column-properties style:column-width="0.5819in" style:rel-column-width="838*"/>
    </style:style>
    <style:style style:name="Table1.C" style:family="table-column">
      <style:table-column-properties style:column-width="1.45in" style:rel-column-width="2088*"/>
    </style:style>
    <style:style style:name="Table1.D" style:family="table-column">
      <style:table-column-properties style:column-width="2.7583in" style:rel-column-width="3972*"/>
    </style:style>
    <style:style style:name="Table1.E" style:family="table-column">
      <style:table-column-properties style:column-width="4.3799in" style:rel-column-width="63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style:style style:name="P8"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ExperienceList</text:p>
          </table:table-cell>
          <table:table-cell table:style-name="Table1.A2" office:value-type="string">
            <text:p text:style-name="P5">POST </text:p>
          </table:table-cell>
          <table:table-cell table:style-name="Table1.A2" office:value-type="string">
            <text:p text:style-name="P5">_token*</text:p>
          </table:table-cell>
          <table:table-cell table:style-name="Table1.A2" office:value-type="string">
            <text:p text:style-name="P6">This function is used to get list of experience details of current logged in user. In this function, we will pass different parameters for complete process.</text:p>
            <text:p text:style-name="P6">This function will checks validation of token. If token is not valid or expired then this function will returns invalid token response. </text:p>
            <text:p text:style-name="P6">If token is valid then this function will returns list of experience in json format as success response.</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8">Success Response:</text:p>
            <text:p text:style-name="P7">{<text:line-break/> <text:s/>"process_status": true,<text:line-break/> <text:s/>"error_reason": "",<text:line-break/> <text:s/>"error_messages": "",<text:line-break/> <text:s/>"response_data": {<text:line-break/> <text:s text:c="3"/>"education_list": [<text:line-break/> <text:s text:c="5"/>{<text:line-break/> <text:s text:c="7"/>"ID": 1,<text:line-break/> <text:s text:c="7"/>"WorkingTitle": "Assistant Sport Manager",<text:line-break/> <text:s text:c="7"/>"OrganizationName": "Biers &amp; Baily's Firm",<text:line-break/> <text:s text:c="7"/>"CurrentJob": "No",<text:line-break/> <text:s text:c="7"/>"StartDate": "01-01-2001",<text:line-break/> <text:s text:c="7"/>"EndDate": "01-01-1970"<text:line-break/> <text:s text:c="5"/>}<text:line-break/> <text:s text:c="3"/>]<text:line-break/> <text:s/>}<text:line-break/>}</text:p>
          </table:table-cell>
        </table:table-row>
        <table:table-row>
          <table:table-cell table:style-name="Table1.A2" office:value-type="string">
            <text:p text:style-name="P5">postAddExperienceDetails</text:p>
          </table:table-cell>
          <table:table-cell table:style-name="Table1.A2" office:value-type="string">
            <text:p text:style-name="P5">POST </text:p>
          </table:table-cell>
          <table:table-cell table:style-name="Table1.A2" office:value-type="string">
            <text:p text:style-name="P5">_token*</text:p>
            <text:p text:style-name="P5">working_title*</text:p>
            <text:p text:style-name="P5">organization_name*</text:p>
            <text:p text:style-name="P5">current_job</text:p>
            <text:p text:style-name="P5">start_date</text:p>
            <text:p text:style-name="P5">end_date</text:p>
          </table:table-cell>
          <table:table-cell table:style-name="Table1.A2" office:value-type="string">
            <text:p text:style-name="P6">This function is used to add new experience details of current logged in user. In this function, we will pass different parameters for complete process.</text:p>
            <text:p text:style-name="P6">This function will checks token validation. If token is not valid or expired then this function will returns invalid token response in json format. </text:p>
            <text:p text:style-name="P6">If token is valid then this function will checks data validation of passed parameters. If any of parameters is not valid then this function will returns invalid data response in json format.</text:p>
            <text:p text:style-name="P6">If data is also valid then this function will inserts new record in experience details table and returns success response.</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8">Invalid Data Response:</text:p>
            <text:p text:style-name="P7">{<text:line-break/> <text:s/>"process_status": false,<text:line-break/> <text:s/>"error_reason": "InvalidData",<text:line-break/> <text:s/>"error_messages": {<text:line-break/> <text:s text:c="3"/>"working_title": "Working Title is required field.",<text:line-break/> <text:s text:c="3"/>"orgnization_name": "Organization Name is required field."<text:line-break/> <text:s/>},<text:line-break/> <text:s/>"response_data": []<text:line-break/>}</text:p>
            <text:p text:style-name="P8">Access Denied Response:</text:p>
            <text:p text:style-name="P7">{<text:line-break/> <text:s/>"process_status": false,<text:line-break/> <text:s/>"error_reason": "AccessDenied",<text:line-break/> <text:s/>"error_messages": "You cannot add Experience Details. It is only allow for Sport Manager, Sport Attorney or Trainer.",<text:line-break/> <text:s/>"response_data": []<text:line-break/>}</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EditExperienceDetail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is used to get details of user's experience details from database. In this function, we will pass different parameters for complete process.</text:p>
            <text:p text:style-name="P6">This function checks token validation. If token is not valid or expired then this function will returns invalid token response in json format.</text:p>
            <text:p text:style-name="P6">If token is valid then this function will checks validation of passed parameters. If any of parameters is not valid then this function will returns invalid data response in json format. </text:p>
            <text:p text:style-name="P6"><text:soft-page-break/>If data is also valid then this function will gets details of experience record and retursn in success resonse.</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8">Invalid Data Response:</text:p>
            <text:p text:style-name="P7">{<text:line-break/> <text:s/>"process_status": false,<text:line-break/> <text:s/>"error_reason": "InvalidData",<text:line-break/> <text:s/>"error_messages": {<text:line-break/> <text:s text:c="3"/>"record_id": "Id which you passed in rquest is not valid. Please try <text:soft-page-break/>agian."<text:line-break/> <text:s/>},<text:line-break/> <text:s/>"response_data": []<text:line-break/>}</text:p>
            <text:p text:style-name="P8">Success Response:</text:p>
            <text:p text:style-name="P7">{<text:line-break/> <text:s/>"process_status": true,<text:line-break/> <text:s/>"error_reason": "",<text:line-break/> <text:s/>"error_messages": "",<text:line-break/> <text:s/>"response_data": {<text:line-break/> <text:s text:c="3"/>"experience_details": {<text:line-break/> <text:s text:c="5"/>"ID": 1,<text:line-break/> <text:s text:c="5"/>"WorkingTitle": "Assistant Sport Manager",<text:line-break/> <text:s text:c="5"/>"OrganizationName": "Biers &amp; Baily's Firm",<text:line-break/> <text:s text:c="5"/>"CurrentJob": "No",<text:line-break/> <text:s text:c="5"/>"StartDate": "01-01-2001",<text:line-break/> <text:s text:c="5"/>"EndDate": "01-01-1970"<text:line-break/> <text:s text:c="3"/>}<text:line-break/> <text:s/>}<text:line-break/>}</text:p>
          </table:table-cell>
        </table:table-row>
        <table:table-row>
          <table:table-cell table:style-name="Table1.A2" office:value-type="string">
            <text:p text:style-name="P5">postUpdateExperienceDetails</text:p>
          </table:table-cell>
          <table:table-cell table:style-name="Table1.A2" office:value-type="string">
            <text:p text:style-name="P5">POST </text:p>
          </table:table-cell>
          <table:table-cell table:style-name="Table1.A2" office:value-type="string">
            <text:p text:style-name="P5">_token*</text:p>
            <text:p text:style-name="P5">record_id</text:p>
            <text:p text:style-name="P5">working_title*</text:p>
            <text:p text:style-name="P5">organization_name*</text:p>
            <text:p text:style-name="P5">current_job</text:p>
            <text:p text:style-name="P5">start_date</text:p>
            <text:p text:style-name="P5">end_date</text:p>
          </table:table-cell>
          <table:table-cell table:style-name="Table1.A2" office:value-type="string">
            <text:p text:style-name="P6">This function is used to update experience details in database. In this function, we will pass all parameters for complete process.</text:p>
            <text:p text:style-name="P6">This function will checks token validation. If token is not valid or expired then this function will returns invalid token response in json format. </text:p>
            <text:p text:style-name="P6">If token is valid then this function will chceks validation of passed parameters. If any of passed parameters is not valid then this function will returns invalid data response in json format. </text:p>
            <text:p text:style-name="P6">If data is valid then this function will updates the details in database and returns success response in json format.</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8">Invalid Data Response:</text:p>
            <text:p text:style-name="P7">{<text:line-break/> <text:s/>"process_status": false,<text:line-break/> <text:s/>"error_reason": "InvalidData",<text:line-break/> <text:s/>"error_messages": {<text:line-break/> <text:s text:c="3"/>"working_title": "Working Title is required field.",<text:line-break/> <text:s text:c="3"/>"organization_name": "Organization Name is required field."<text:line-break/> <text:s/>},<text:line-break/> <text:s/>"response_data": []<text:line-break/>}</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postDeleteExperienceDetails</text:p>
          </table:table-cell>
          <table:table-cell table:style-name="Table1.A2" office:value-type="string">
            <text:p text:style-name="P5">POST </text:p>
          </table:table-cell>
          <table:table-cell table:style-name="Table1.A2" office:value-type="string">
            <text:p text:style-name="P5">_token*</text:p>
            <text:p text:style-name="P5">record_id*</text:p>
          </table:table-cell>
          <table:table-cell table:style-name="Table1.A2" office:value-type="string">
            <text:p text:style-name="P6">This function is used to delete experience record from database. In this function, we will pass all parameters for complete process.</text:p>
            <text:p text:style-name="P6">This function will checks token validation. If token is not valid or expired then this function will returns invalid token response in json format. </text:p>
            <text:p text:style-name="P6">If token is valid then this function will checks validation of passed parameters. If any of passed parameters is not valid then this function will returns invalid data response in json format.</text:p>
            <text:p text:style-name="P6">If data is also valid then this function will deletes related record from database and returns success response in json format.</text:p>
          </table:table-cell>
          <table:table-cell table:style-name="Table1.E2" office:value-type="string">
            <text:p text:style-name="P8">Invalid Token Response:</text:p>
            <text:p text:style-name="P7">{<text:line-break/> <text:s/>"process_status": false,<text:line-break/> <text:s/>"error_reason": "InvalidToken",<text:line-break/> <text:s/>"error_messages": "You must provide a token.",<text:line-break/> <text:s/>"response_data": []<text:line-break/>}</text:p>
            <text:p text:style-name="P8">Invalid Data Response:</text:p>
            <text:p text:style-name="P7">{<text:line-break/> <text:s/>"process_status": false,<text:line-break/> <text:s/>"error_reason": "InvalidData",<text:line-break/> <text:s/>"error_messages": {<text:line-break/> <text:s text:c="3"/>"record_id": "Id which you passed in rquest is not valid. Please try agian."<text:line-break/> <text:s/>},<text:line-break/> <text:s/>"response_data": []<text:line-break/>}</text:p>
            <text:p text:style-name="P8">Success Response:</text:p>
            <text:p text:style-name="P7">{<text:line-break/> <text:s/>"process_status": true,<text:line-break/> <text:s/>"error_reason": "",<text:line-break/> <text:s/>"error_messages": "",<text:line-break/> <text:s/>"response_data": []<text:line-break/>}</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ext:soft-page-break/>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style style:name="MT1" style:family="text"/>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a xlink:type="simple" xlink:href="http://www.incantera.com/myexperienceapi/v1/" text:style-name="Internet_20_link" text:visited-style-name="Visited_20_Internet_20_Link">http://www.incantera.com/myexperienceapi/v1/</text:a>{functionname}</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24T18:11:46.60</dc:date>
    <meta:editing-duration>PT18H40M30S</meta:editing-duration>
    <meta:editing-cycles>8</meta:editing-cycles>
    <meta:generator>OpenOffice/4.1.3$Win32 OpenOffice.org_project/413m1$Build-9783</meta:generator>
    <meta:document-statistic meta:table-count="1" meta:image-count="0" meta:object-count="0" meta:page-count="3" meta:paragraph-count="84" meta:word-count="834" meta:character-count="6356"/>
  </office:meta>
</office:document-meta>
</file>